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1-08-2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2-05-13</text:p>
          </table:table-cell>
        </table:table-row>
        <table:table-row table:style-name="ro2">
          <table:table-cell office:value-type="string" calcext:value-type="string">
            <text:p><text:a xlink:href="javascript:sym(37463)" xlink:type="simple">Agostinho Net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762" calcext:value-type="float">
            <text:p>762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string" calcext:value-type="string">
            <text:p><text:a xlink:href="javascript:sym(37454)" xlink:type="simple">Água Izé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N</text:p>
          </table:table-cell>
          <table:table-cell office:value-type="float" office:value="1044" calcext:value-type="float">
            <text:p>1044</text:p>
          </table:table-cell>
          <table:table-cell office:value-type="float" office:value="1255" calcext:value-type="float">
            <text:p>1255</text:p>
          </table:table-cell>
        </table:table-row>
        <table:table-row table:style-name="ro3">
          <table:table-cell office:value-type="string" calcext:value-type="string">
            <text:p><text:a xlink:href="javascript:sym(37473)" xlink:type="simple">Almas</text:a> (incl. Praia Melão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MEZ</text:p>
          </table:table-cell>
          <table:table-cell office:value-type="float" office:value="2935" calcext:value-type="float">
            <text:p>2935</text:p>
          </table:table-cell>
          <table:table-cell office:value-type="float" office:value="3923" calcext:value-type="float">
            <text:p>3923</text:p>
          </table:table-cell>
        </table:table-row>
        <table:table-row table:style-name="ro2">
          <table:table-cell office:value-type="string" calcext:value-type="string">
            <text:p><text:a xlink:href="javascript:sym(37475)" xlink:type="simple">Batepá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string" calcext:value-type="string">
            <text:p><text:a xlink:href="javascript:sym(37464)" xlink:type="simple">Bela Vis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499" calcext:value-type="float">
            <text:p>499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<text:a xlink:href="javascript:sym(37476)" xlink:type="simple">Belém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554" calcext:value-type="float">
            <text:p>554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string" calcext:value-type="string">
            <text:p><text:a xlink:href="javascript:sym(37465)" xlink:type="simple">Boa Entrad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614" calcext:value-type="float">
            <text:p>614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string" calcext:value-type="string">
            <text:p><text:a xlink:href="javascript:sym(37477)" xlink:type="simple">Bombom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table-cell office:value-type="string" calcext:value-type="string">
            <text:p><text:a xlink:href="javascript:sym(37478)" xlink:type="simple">Caixão Grande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MEZ</text:p>
          </table:table-cell>
          <table:table-cell office:value-type="float" office:value="1270" calcext:value-type="float">
            <text:p>1270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string" calcext:value-type="string">
            <text:p><text:a xlink:href="javascript:sym(37479)" xlink:type="simple">Capel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613" calcext:value-type="float">
            <text:p>613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<text:a xlink:href="javascript:sym(37466)" xlink:type="simple">Chang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828" calcext:value-type="float">
            <text:p>828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<text:a xlink:href="javascript:sym(37480)" xlink:type="simple">Cola Grand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string" calcext:value-type="string">
            <text:p><text:a xlink:href="javascript:sym(37467)" xlink:type="simple">Conde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OB</text:p>
          </table:table-cell>
          <table:table-cell office:value-type="float" office:value="1702" calcext:value-type="float">
            <text:p>1702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string" calcext:value-type="string">
            <text:p><text:a xlink:href="javascript:sym(37481)" xlink:type="simple">Cova Barr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801" calcext:value-type="float">
            <text:p>801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office:value-type="string" calcext:value-type="string">
            <text:p><text:a xlink:href="javascript:sym(37468)" xlink:type="simple">Desejad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364" calcext:value-type="float">
            <text:p>364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<text:a xlink:href="javascript:sym(37482)" xlink:type="simple">Diogo Simã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369" calcext:value-type="float">
            <text:p>369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<text:a xlink:href="javascript:sym(37460)" xlink:type="simple">Diogo Vaz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EM</text:p>
          </table:table-cell>
          <table:table-cell office:value-type="float" office:value="682" calcext:value-type="float">
            <text:p>682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string" calcext:value-type="string">
            <text:p><text:a xlink:href="javascript:sym(37483)" xlink:type="simple">Folha Fed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757" calcext:value-type="float">
            <text:p>757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<text:a xlink:href="javascript:sym(3670)" xlink:type="simple">Guadalupe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OB</text:p>
          </table:table-cell>
          <table:table-cell office:value-type="float" office:value="1543" calcext:value-type="float">
            <text:p>1543</text:p>
          </table:table-cell>
          <table:table-cell office:value-type="float" office:value="3326" calcext:value-type="float">
            <text:p>3326</text:p>
          </table:table-cell>
        </table:table-row>
        <table:table-row table:style-name="ro2">
          <table:table-cell office:value-type="string" calcext:value-type="string">
            <text:p><text:a xlink:href="javascript:sym(37484)" xlink:type="simple">Lem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1136" calcext:value-type="float">
            <text:p>1136</text:p>
          </table:table-cell>
        </table:table-row>
        <table:table-row table:style-name="ro2">
          <table:table-cell office:value-type="string" calcext:value-type="string">
            <text:p><text:a xlink:href="javascript:sym(37485)" xlink:type="simple">Madalen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MEZ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<text:a xlink:href="javascript:sym(37469)" xlink:type="simple">Maianç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575" calcext:value-type="float">
            <text:p>575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<text:a xlink:href="javascript:sym(37457)" xlink:type="simple">Malanz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AU</text:p>
          </table:table-cell>
          <table:table-cell office:value-type="float" office:value="393" calcext:value-type="float">
            <text:p>393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<text:a xlink:href="javascript:sym(37486)" xlink:type="simple">Margarida Manuel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<text:a xlink:href="javascript:sym(37470)" xlink:type="simple">Micóló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OB</text:p>
          </table:table-cell>
          <table:table-cell office:value-type="float" office:value="884" calcext:value-type="float">
            <text:p>884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string" calcext:value-type="string">
            <text:p><text:a xlink:href="javascript:sym(37455)" xlink:type="simple">Micond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...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string" calcext:value-type="string">
            <text:p><text:a xlink:href="javascript:sym(37487)" xlink:type="simple">Monta Alegr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string" calcext:value-type="string">
            <text:p><text:a xlink:href="javascript:sym(37488)" xlink:type="simple">Monte Café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623" calcext:value-type="float">
            <text:p>623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<text:a xlink:href="javascript:sym(3667)" xlink:type="simple">Neve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EM</text:p>
          </table:table-cell>
          <table:table-cell office:value-type="float" office:value="5466" calcext:value-type="float">
            <text:p>5466</text:p>
          </table:table-cell>
          <table:table-cell office:value-type="float" office:value="8391" calcext:value-type="float">
            <text:p>8391</text:p>
          </table:table-cell>
        </table:table-row>
        <table:table-row table:style-name="ro2">
          <table:table-cell office:value-type="string" calcext:value-type="string">
            <text:p><text:a xlink:href="javascript:sym(37489)" xlink:type="simple">Obo Izaquent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string" calcext:value-type="string">
            <text:p><text:a xlink:href="javascript:sym(37490)" xlink:type="simple">Obolong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...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string" calcext:value-type="string">
            <text:p><text:a xlink:href="javascript:sym(37491)" xlink:type="simple">Ototó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</table:table-row>
        <table:table-row table:style-name="ro3">
          <table:table-cell office:value-type="string" calcext:value-type="string">
            <text:p><text:a xlink:href="javascript:sym(21559)" xlink:type="simple">Pantufo</text:a> (incl. Ganda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AGU</text:p>
          </table:table-cell>
          <table:table-cell office:value-type="float" office:value="1929" calcext:value-type="float">
            <text:p>1929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table-cell office:value-type="string" calcext:value-type="string">
            <text:p><text:a xlink:href="javascript:sym(37492)" xlink:type="simple">Pété-Pété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350" calcext:value-type="float">
            <text:p>35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<text:a xlink:href="javascript:sym(37461)" xlink:type="simple">Ponta Fig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EM</text:p>
          </table:table-cell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string" calcext:value-type="string">
            <text:p><text:a xlink:href="javascript:sym(37458)" xlink:type="simple">Porto Alegr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U</text:p>
          </table:table-cell>
          <table:table-cell office:value-type="float" office:value="461" calcext:value-type="float">
            <text:p>461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string" calcext:value-type="string">
            <text:p><text:a xlink:href="javascript:sym(37471)" xlink:type="simple">Praia Morro Peix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B</text:p>
          </table:table-cell>
          <table:table-cell office:value-type="float" office:value="331" calcext:value-type="float">
            <text:p>331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string" calcext:value-type="string">
            <text:p><text:a xlink:href="javascript:sym(37456)" xlink:type="simple">Ribeira Afonso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AN</text:p>
          </table:table-cell>
          <table:table-cell office:value-type="float" office:value="1422" calcext:value-type="float">
            <text:p>1422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javascript:sym(37459)" xlink:type="simple">Ribeira Peix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U</text:p>
          </table:table-cell>
          <table:table-cell office:value-type="float" office:value="476" calcext:value-type="float">
            <text:p>476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<text:a xlink:href="javascript:sym(37462)" xlink:type="simple">Santa Catarin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EM</text:p>
          </table:table-cell>
          <table:table-cell office:value-type="float" office:value="1290" calcext:value-type="float">
            <text:p>1290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string" calcext:value-type="string">
            <text:p><text:a xlink:href="javascript:sym(3666)" xlink:type="simple">Santan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AN</text:p>
          </table:table-cell>
          <table:table-cell office:value-type="float" office:value="5459" calcext:value-type="float">
            <text:p>5459</text:p>
          </table:table-cell>
          <table:table-cell office:value-type="float" office:value="7445" calcext:value-type="float">
            <text:p>7445</text:p>
          </table:table-cell>
        </table:table-row>
        <table:table-row table:style-name="ro2">
          <table:table-cell office:value-type="string" calcext:value-type="string">
            <text:p><text:a xlink:href="javascript:sym(37472)" xlink:type="simple">Santo Amaro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LOB</text:p>
          </table:table-cell>
          <table:table-cell office:value-type="float" office:value="616" calcext:value-type="float">
            <text:p>616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string" calcext:value-type="string">
            <text:p><text:a xlink:href="javascript:sym(3671)" xlink:type="simple">Santo António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RI</text:p>
          </table:table-cell>
          <table:table-cell office:value-type="float" office:value="1010" calcext:value-type="float">
            <text:p>1010</text:p>
          </table:table-cell>
          <table:table-cell office:value-type="float" office:value="2576" calcext:value-type="float">
            <text:p>2576</text:p>
          </table:table-cell>
        </table:table-row>
        <table:table-row table:style-name="ro2">
          <table:table-cell office:value-type="string" calcext:value-type="string">
            <text:p><text:a xlink:href="javascript:sym(3669)" xlink:type="simple">São João dos Angolares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AU</text:p>
          </table:table-cell>
          <table:table-cell office:value-type="float" office:value="1862" calcext:value-type="float">
            <text:p>1862</text:p>
          </table:table-cell>
          <table:table-cell office:value-type="float" office:value="2249" calcext:value-type="float">
            <text:p>2249</text:p>
          </table:table-cell>
        </table:table-row>
        <table:table-row table:style-name="ro2">
          <table:table-cell office:value-type="string" calcext:value-type="string">
            <text:p><text:a xlink:href="javascript:sym(3664)" xlink:type="simple">São Tomé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AGU</text:p>
          </table:table-cell>
          <table:table-cell office:value-type="float" office:value="51246" calcext:value-type="float">
            <text:p>51246</text:p>
          </table:table-cell>
          <table:table-cell office:value-type="float" office:value="66888" calcext:value-type="float">
            <text:p>66888</text:p>
          </table:table-cell>
        </table:table-row>
        <table:table-row table:style-name="ro2">
          <table:table-cell office:value-type="string" calcext:value-type="string">
            <text:p><text:a xlink:href="javascript:sym(37493)" xlink:type="simple">Torres Di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EZ</text:p>
          </table:table-cell>
          <table:table-cell office:value-type="float" office:value="331" calcext:value-type="float">
            <text:p>33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<text:a xlink:href="javascript:sym(3665)" xlink:type="simple">Trindade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MEZ</text:p>
          </table:table-cell>
          <table:table-cell office:value-type="float" office:value="5028" calcext:value-type="float">
            <text:p>5028</text:p>
          </table:table-cell>
          <table:table-cell office:value-type="float" office:value="6685" calcext:value-type="float">
            <text:p>6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0:11.785100200</meta:creation-date>
    <dc:date>2025-04-21T08:21:06.630375200</dc:date>
    <meta:editing-duration>PT55S</meta:editing-duration>
    <meta:editing-cycles>1</meta:editing-cycles>
    <meta:document-statistic meta:table-count="1" meta:cell-count="240" meta:object-count="0"/>
    <meta:generator>LibreOffice/25.2.2.2$Windows_X86_64 LibreOffice_project/7370d4be9e3cf6031a51beef54ff3bda878e3fac</meta:generator>
  </office:meta>
</office:document-meta>
</file>